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Netclass</text:p>
          </table:table-cell>
          <table:table-cell table:style-name="ce1" office:value-type="string" calcext:value-type="string">
            <text:p>Clearance</text:p>
          </table:table-cell>
          <table:table-cell table:style-name="ce1" office:value-type="string" calcext:value-type="string">
            <text:p>Track width</text:p>
          </table:table-cell>
          <table:table-cell table:style-name="ce1" office:value-type="string" calcext:value-type="string">
            <text:p>Via dia</text:p>
          </table:table-cell>
          <table:table-cell table:style-name="ce1" office:value-type="string" calcext:value-type="string">
            <text:p>Via drill</text:p>
          </table:table-cell>
          <table:table-cell table:style-name="ce1" office:value-type="string" calcext:value-type="string">
            <text:p>Micro Via dia</text:p>
          </table:table-cell>
          <table:table-cell table:style-name="ce1" office:value-type="string" calcext:value-type="string">
            <text:p>Micro Via drill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007874015748" calcext:value-type="float">
            <text:p>0,0078740157</text:p>
          </table:table-cell>
          <table:table-cell office:value-type="float" office:value="0.009842519685" calcext:value-type="float">
            <text:p>0,0098425197</text:p>
          </table:table-cell>
          <table:table-cell office:value-type="float" office:value="0.02362204724" calcext:value-type="float">
            <text:p>0,0236220472</text:p>
          </table:table-cell>
          <table:table-cell office:value-type="float" office:value="0.0157480315" calcext:value-type="float">
            <text:p>0,0157480315</text:p>
          </table:table-cell>
          <table:table-cell office:value-type="float" office:value="0.01181102362" calcext:value-type="float">
            <text:p>0,0118110236</text:p>
          </table:table-cell>
          <table:table-cell office:value-type="float" office:value="0.003937007874" calcext:value-type="float">
            <text:p>0,0039370079</text:p>
          </table:table-cell>
          <table:table-cell table:number-columns-repeated="1017"/>
        </table:table-row>
        <table:table-row table:style-name="ro1">
          <table:table-cell/>
          <table:table-cell table:formula="of:=[.B2]/[.C2]" office:value-type="float" office:value="0.8" calcext:value-type="float">
            <text:p>0,8</text:p>
          </table:table-cell>
          <table:table-cell table:formula="of:=[.C2]/[.C2]" office:value-type="float" office:value="1" calcext:value-type="float">
            <text:p>1</text:p>
          </table:table-cell>
          <table:table-cell table:formula="of:=[.D2]/[.C2]" office:value-type="float" office:value="2.3999999995936" calcext:value-type="float">
            <text:p>2,3999999996</text:p>
          </table:table-cell>
          <table:table-cell table:formula="of:=[.E2]/[.C2]" office:value-type="float" office:value="1.6000000004064" calcext:value-type="float">
            <text:p>1,6000000004</text:p>
          </table:table-cell>
          <table:table-cell table:formula="of:=[.F2]/[.C2]" office:value-type="float" office:value="1.1999999997968" calcext:value-type="float">
            <text:p>1,1999999998</text:p>
          </table:table-cell>
          <table:table-cell table:formula="of:=[.G2]/[.C2]"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1</text:p>
          </table:table-cell>
          <table:table-cell table:formula="of:=[.C4]*[.B3]" office:value-type="float" office:value="0.02048" calcext:value-type="float">
            <text:p>0,02048</text:p>
          </table:table-cell>
          <table:table-cell office:value-type="float" office:value="0.0256" calcext:value-type="float">
            <text:p>0,0256</text:p>
          </table:table-cell>
          <table:table-cell table:formula="of:=[.C4]*[.D3]" office:value-type="float" office:value="0.0614399999895962" calcext:value-type="float">
            <text:p>0,06144</text:p>
          </table:table-cell>
          <table:table-cell table:formula="of:=[.C4]*[.E3]" office:value-type="float" office:value="0.0409600000104038" calcext:value-type="float">
            <text:p>0,04096</text:p>
          </table:table-cell>
          <table:table-cell table:formula="of:=[.C4]*[.F3]" office:value-type="float" office:value="0.0307199999947981" calcext:value-type="float">
            <text:p>0,03072</text:p>
          </table:table-cell>
          <table:table-cell table:formula="of:=[.C4]*[.G3]" office:value-type="float" office:value="0.01024" calcext:value-type="float">
            <text:p>0,0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2</text:p>
          </table:table-cell>
          <table:table-cell table:formula="of:=[.B4]*0.75" office:value-type="float" office:value="0.01536" calcext:value-type="float">
            <text:p>0,01536</text:p>
          </table:table-cell>
          <table:table-cell table:formula="of:=[.C4]*0.75" office:value-type="float" office:value="0.0192" calcext:value-type="float">
            <text:p>0,0192</text:p>
          </table:table-cell>
          <table:table-cell table:formula="of:=[.D4]*0.75" office:value-type="float" office:value="0.0460799999921971" calcext:value-type="float">
            <text:p>0,04608</text:p>
          </table:table-cell>
          <table:table-cell table:formula="of:=[.E4]*0.75" office:value-type="float" office:value="0.0307200000078029" calcext:value-type="float">
            <text:p>0,03072</text:p>
          </table:table-cell>
          <table:table-cell table:formula="of:=[.F4]*0.75" office:value-type="float" office:value="0.0230399999960986" calcext:value-type="float">
            <text:p>0,02304</text:p>
          </table:table-cell>
          <table:table-cell table:formula="of:=[.G4]*0.75" office:value-type="float" office:value="0.00768" calcext:value-type="float">
            <text:p>0,00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3</text:p>
          </table:table-cell>
          <table:table-cell table:formula="of:=[.B4]*0.64" office:value-type="float" office:value="0.0131072" calcext:value-type="float">
            <text:p>0,0131072</text:p>
          </table:table-cell>
          <table:table-cell table:formula="of:=[.C4]*0.64" office:value-type="float" office:value="0.016384" calcext:value-type="float">
            <text:p>0,016384</text:p>
          </table:table-cell>
          <table:table-cell table:formula="of:=[.D4]*0.64" office:value-type="float" office:value="0.0393215999933415" calcext:value-type="float">
            <text:p>0,0393216</text:p>
          </table:table-cell>
          <table:table-cell table:formula="of:=[.E4]*0.64" office:value-type="float" office:value="0.0262144000066585" calcext:value-type="float">
            <text:p>0,0262144</text:p>
          </table:table-cell>
          <table:table-cell table:formula="of:=[.F4]*0.64" office:value-type="float" office:value="0.0196607999966708" calcext:value-type="float">
            <text:p>0,0196608</text:p>
          </table:table-cell>
          <table:table-cell table:formula="of:=[.G4]*0.64" office:value-type="float" office:value="0.0065536" calcext:value-type="float">
            <text:p>0,006553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1:27:01.435819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6:53:44.655694144</meta:creation-date>
    <dc:date>2016-11-07T13:17:44.755299110</dc:date>
    <meta:editing-duration>PT3H15M33S</meta:editing-duration>
    <meta:editing-cycles>3</meta:editing-cycles>
    <meta:generator>LibreOffice/5.1.4.2$Linux_x86 LibreOffice_project/10m0$Build-2</meta:generator>
    <meta:document-statistic meta:table-count="1" meta:cell-count="41" meta:object-count="0"/>
  </office:meta>
</office:document-meta>
</file>